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l at this point I really have only one idea for what I could do and that would be an album review for P!atd I don't know which album I would write about, probably the beatles sounding one with when the day met the night but I dont know. My other options would be to look at an artist or a song I guess, which would probably be P!atD again, but it would be too hard to try and sumariz their entir career so that would be out. As for a single song I don't know if there is a song that I feel I could write 800 words about and not be rambling on, but there are those album reviews where they gave a lot of background before ever talking about the music, so I guess that would be plausible. I really don't know what to do right about now. My brain has kind of stopeed. Maybe I could look at the song falling for the first time, that has a lot of meaning for me and I listen to it a lot. Doing a whole genre seems like too much work <text:s/>to balance analyzing enough content and not biting off more than I can chew. Besides the only genres I listen to undiscrimnatorily would be electric music and I am kind of tired of writing about that plus I don't want to have to write more about songs where the lyrics aren't as important because that leads to a lot of work in alayzing the music. I guess at this point I've narrowed it down to an album review, especially since they are abundant and I could draw inspiration from tons of different sourc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Ritchie</meta:initial-creator>
    <meta:creation-date>2015-11-05T12:38:24.07</meta:creation-date>
    <meta:document-statistic meta:table-count="0" meta:image-count="0" meta:object-count="0" meta:page-count="1" meta:paragraph-count="1" meta:word-count="286" meta:character-count="1440"/>
    <dc:date>2015-11-05T12:45:22.94</dc:date>
    <dc:creator>Robert Ritchie</dc:creator>
    <meta:editing-duration>PT6M59S</meta:editing-duration>
    <meta:editing-cycles>1</meta:editing-cycles>
    <meta:generator>OpenOffice/4.0.0$Win32 OpenOffice.org_project/400m3$Build-9702</meta:generator>
  </office:meta>
</office:document-meta>
</file>